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881"/>
    </style:style>
    <style:style style:name="P2" style:family="paragraph" style:parent-style-name="Text_20_body">
      <style:text-properties officeooo:paragraph-rsid="000c86a0"/>
    </style:style>
    <style:style style:name="P3" style:family="paragraph" style:parent-style-name="Text_20_body">
      <style:text-properties officeooo:paragraph-rsid="000d9d12"/>
    </style:style>
    <style:style style:name="P4" style:family="paragraph" style:parent-style-name="Text_20_body">
      <style:text-properties officeooo:paragraph-rsid="000f944b"/>
    </style:style>
    <style:style style:name="P5" style:family="paragraph" style:parent-style-name="Text_20_body">
      <style:text-properties officeooo:paragraph-rsid="0010ee3f"/>
    </style:style>
    <style:style style:name="P6" style:family="paragraph" style:parent-style-name="Standard">
      <style:text-properties officeooo:rsid="0010ee34" officeooo:paragraph-rsid="000c86a0"/>
    </style:style>
    <style:style style:name="P7" style:family="paragraph" style:parent-style-name="Text_20_body">
      <style:text-properties officeooo:rsid="000c86a0" officeooo:paragraph-rsid="0010ee3f"/>
    </style:style>
    <style:style style:name="P8" style:family="paragraph" style:parent-style-name="Text_20_body">
      <style:text-properties officeooo:paragraph-rsid="0011597c"/>
    </style:style>
    <style:style style:name="P9" style:family="paragraph" style:parent-style-name="Standard">
      <style:text-properties officeooo:paragraph-rsid="000c86a0"/>
    </style:style>
    <style:style style:name="T1" style:family="text">
      <style:text-properties officeooo:rsid="000c86a0"/>
    </style:style>
    <style:style style:name="T2" style:family="text">
      <style:text-properties officeooo:rsid="000d9d12"/>
    </style:style>
    <style:style style:name="T3" style:family="text">
      <style:text-properties officeooo:rsid="0010ee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s is a <text:span text:style-name="T1">board to adapt a 2.4Ghz Ebyte E28 <text:s/></text:span>lora module <text:span text:style-name="T1">into a </text:span>breadboard friendly <text:span text:style-name="T1">format</text:span>. </text:p>
      <text:p text:style-name="P7">The board will allow you to use the Ebyte E28 with a standard 0.1” matrix breadbord or stripboard. </text:p>
      <text:p text:style-name="P8"><text:span text:style-name="T1">The Ebyte E28 module uses a PCB antenna, no external antenna is needed. </text:span>The boards are supplied with the 0.1" pins unsoldered, leaving you the option of how to assemble or use the board in a project. </text:p>
      <text:p text:style-name="P8">The Ebyte E28-2G4M20S module has RX and TX enable pins, these are connected on this board and need to be switched accordingly. </text:p>
      <text:p text:style-name="P9"/>
      <text:p text:style-name="P9"/>
      <text:p text:style-name="P9"><text:span text:style-name="T3">This board can be used with the <text:s/>Easy mikroBUS™ Pro Mini controller available in this shop. </text:span></text:p>
      <text:p text:style-name="P6"/>
      <text:p text:style-name="P4">Do not operate the <text:span text:style-name="T1">Ebyte E28</text:span> device without an antenna. The <text:span text:style-name="T1">Ebyte E28 </text:span>is <text:span text:style-name="T2">a </text:span>3.3V <text:span text:style-name="T2">supply and 3.3V </text:span>logic level <text:span text:style-name="T2">device</text:span>, <text:span text:style-name="T1">do not use directly with 5V controller boards such as the Arduino UNO. </text:span></text:p>
      <text:p text:style-name="P2">The pinout of the board is below, the lora device pins on the outside.</text:p>
      <text:p text:style-name="Text_20_body"/>
      <text:p text:style-name="Text_20_body"/>
      <text:p text:style-name="Text_20_body"/>
      <text:p text:style-name="P3"><text:span text:style-name="T1">There are many examples for using these boards for GPS trackers or sensors provided in an Arduino the library here; <text:s/></text:span><text:a xlink:type="simple" xlink:href="https://github.com/StuartsProjects/SX12XX-LoRa" text:style-name="Internet_20_link" text:visited-style-name="Visited_20_Internet_20_Link"><text:span text:style-name="Strong_20_Emphasis">https://github.com/</text:span></text:a><text:a xlink:type="simple" xlink:href="https://github.com/StuartsProjects/SX12XX-LoRa" text:style-name="Internet_20_link" text:visited-style-name="Visited_20_Internet_20_Link"><text:span text:style-name="Strong_20_Emphasis"><text:span text:style-name="T1">StuartsProjects</text:span></text:span></text:a><text:a xlink:type="simple" xlink:href="https://github.com/StuartsProjects/SX12XX-LoRa" text:style-name="Internet_20_link" text:visited-style-name="Visited_20_Internet_20_Link"><text:span text:style-name="Strong_20_Emphasis">/SX12XX-LoRa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07-24T08:23:45.063000000</dc:date>
    <meta:editing-duration>PT28M23S</meta:editing-duration>
    <meta:editing-cycles>10</meta:editing-cycles>
    <meta:generator>LibreOffice/6.2.6.2$Windows_X86_64 LibreOffice_project/684e730861356e74889dfe6dbddd3562aae2e6ad</meta:generator>
    <meta:document-statistic meta:table-count="0" meta:image-count="0" meta:object-count="0" meta:page-count="1" meta:paragraph-count="8" meta:word-count="180" meta:character-count="1030" meta:non-whitespace-character-count="849"/>
  </office:meta>
</office:document-meta>
</file>